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f09e" officeooo:paragraph-rsid="0013f09e"/>
    </style:style>
    <style:style style:name="P2" style:family="paragraph" style:parent-style-name="Standard">
      <style:text-properties officeooo:rsid="0015edaf" officeooo:paragraph-rsid="0015edaf"/>
    </style:style>
    <style:style style:name="P3" style:family="paragraph" style:parent-style-name="Standard">
      <style:text-properties officeooo:rsid="001639f2" officeooo:paragraph-rsid="001639f2"/>
    </style:style>
    <style:style style:name="P4" style:family="paragraph" style:parent-style-name="Standard">
      <style:text-properties officeooo:paragraph-rsid="001639f2"/>
    </style:style>
    <style:style style:name="P5" style:family="paragraph" style:parent-style-name="Standard">
      <style:text-properties style:text-underline-style="solid" style:text-underline-width="auto" style:text-underline-color="font-color" officeooo:rsid="0015edaf" officeooo:paragraph-rsid="0015edaf"/>
    </style:style>
    <style:style style:name="P6" style:family="paragraph" style:parent-style-name="Standard">
      <style:text-properties style:text-underline-style="solid" style:text-underline-width="auto" style:text-underline-color="font-color" officeooo:rsid="001807b5" officeooo:paragraph-rsid="001807b5"/>
    </style:style>
    <style:style style:name="P7" style:family="paragraph" style:parent-style-name="Standard">
      <style:text-properties style:text-underline-style="solid" style:text-underline-width="auto" style:text-underline-color="font-color" officeooo:rsid="001d8a84" officeooo:paragraph-rsid="001d8a84"/>
    </style:style>
    <style:style style:name="P8" style:family="paragraph" style:parent-style-name="Standard">
      <style:text-properties style:text-underline-style="solid" style:text-underline-width="auto" style:text-underline-color="font-color" officeooo:rsid="0024d2e1" officeooo:paragraph-rsid="0024d2e1"/>
    </style:style>
    <style:style style:name="P9" style:family="paragraph" style:parent-style-name="Standard">
      <style:text-properties style:text-underline-style="solid" style:text-underline-width="auto" style:text-underline-color="font-color" officeooo:rsid="00269bcf" officeooo:paragraph-rsid="00269bcf"/>
    </style:style>
    <style:style style:name="P10" style:family="paragraph" style:parent-style-name="Standard">
      <style:text-properties officeooo:rsid="001807b5" officeooo:paragraph-rsid="001807b5"/>
    </style:style>
    <style:style style:name="P11" style:family="paragraph" style:parent-style-name="Standard">
      <style:text-properties officeooo:paragraph-rsid="001807b5"/>
    </style:style>
    <style:style style:name="P12" style:family="paragraph" style:parent-style-name="Standard">
      <style:text-properties style:text-underline-style="none" officeooo:rsid="001ea930" officeooo:paragraph-rsid="001ea930"/>
    </style:style>
    <style:style style:name="P13" style:family="paragraph" style:parent-style-name="Standard">
      <style:text-properties style:text-underline-style="none" officeooo:rsid="0024d2e1" officeooo:paragraph-rsid="0024d2e1"/>
    </style:style>
    <style:style style:name="P14" style:family="paragraph" style:parent-style-name="Standard">
      <style:text-properties style:text-underline-style="none" officeooo:rsid="00269bcf" officeooo:paragraph-rsid="00269bcf"/>
    </style:style>
    <style:style style:name="P15" style:family="paragraph" style:parent-style-name="Standard">
      <style:text-properties officeooo:rsid="001caed9" officeooo:paragraph-rsid="001caed9"/>
    </style:style>
    <style:style style:name="P16" style:family="paragraph" style:parent-style-name="Standard">
      <style:text-properties officeooo:rsid="0024d2e1" officeooo:paragraph-rsid="0024d2e1"/>
    </style:style>
    <style:style style:name="P17" style:family="paragraph" style:parent-style-name="Standard">
      <style:text-properties officeooo:paragraph-rsid="0024d2e1"/>
    </style:style>
    <style:style style:name="P18" style:family="paragraph" style:parent-style-name="Standard">
      <style:text-properties officeooo:rsid="0027801a" officeooo:paragraph-rsid="0027801a"/>
    </style:style>
    <style:style style:name="P19" style:family="paragraph" style:parent-style-name="Standard">
      <style:text-properties officeooo:paragraph-rsid="0027801a"/>
    </style:style>
    <style:style style:name="P20" style:family="paragraph" style:parent-style-name="Standard">
      <style:text-properties officeooo:rsid="0029cbbd" officeooo:paragraph-rsid="0029cbbd"/>
    </style:style>
    <style:style style:name="P21" style:family="paragraph" style:parent-style-name="Standard">
      <style:text-properties officeooo:rsid="0029cbbd" officeooo:paragraph-rsid="002bc8f5"/>
    </style:style>
    <style:style style:name="P22" style:family="paragraph" style:parent-style-name="Standard">
      <style:text-properties officeooo:rsid="002bc8f5" officeooo:paragraph-rsid="002bc8f5"/>
    </style:style>
    <style:style style:name="P23" style:family="paragraph" style:parent-style-name="Standard">
      <style:text-properties officeooo:rsid="002f365f" officeooo:paragraph-rsid="002f365f"/>
    </style:style>
    <style:style style:name="P24" style:family="paragraph" style:parent-style-name="Standard" style:list-style-name="L1">
      <style:text-properties officeooo:rsid="001639f2" officeooo:paragraph-rsid="001639f2"/>
    </style:style>
    <style:style style:name="P25" style:family="paragraph" style:parent-style-name="Standard" style:list-style-name="L2">
      <style:text-properties officeooo:rsid="001639f2" officeooo:paragraph-rsid="001639f2"/>
    </style:style>
    <style:style style:name="P26" style:family="paragraph" style:parent-style-name="Standard">
      <style:text-properties officeooo:rsid="001639f2" officeooo:paragraph-rsid="001639f2"/>
    </style:style>
    <style:style style:name="P27" style:family="paragraph" style:parent-style-name="Standard">
      <style:text-properties officeooo:rsid="001639f2" officeooo:paragraph-rsid="0033e538"/>
    </style:style>
    <style:style style:name="P28" style:family="paragraph" style:parent-style-name="Standard" style:list-style-name="L3">
      <style:text-properties officeooo:rsid="001807b5" officeooo:paragraph-rsid="001807b5"/>
    </style:style>
    <style:style style:name="P29" style:family="paragraph" style:parent-style-name="Standard" style:list-style-name="L4">
      <style:text-properties officeooo:paragraph-rsid="0027801a"/>
    </style:style>
    <style:style style:name="P30" style:family="paragraph" style:parent-style-name="Standard" style:list-style-name="L4">
      <style:text-properties officeooo:rsid="0027801a" officeooo:paragraph-rsid="0027801a"/>
    </style:style>
    <style:style style:name="P31" style:family="paragraph" style:parent-style-name="Standard">
      <style:text-properties officeooo:rsid="0027801a" officeooo:paragraph-rsid="0027801a"/>
    </style:style>
    <style:style style:name="P32" style:family="paragraph" style:parent-style-name="Standard" style:list-style-name="L5">
      <style:text-properties officeooo:paragraph-rsid="002f365f"/>
    </style:style>
    <style:style style:name="P33" style:family="paragraph" style:parent-style-name="Standard" style:list-style-name="L5">
      <style:text-properties officeooo:rsid="002f365f" officeooo:paragraph-rsid="002f365f"/>
    </style:style>
    <style:style style:name="P34" style:family="paragraph" style:parent-style-name="Standard">
      <style:text-properties style:text-underline-style="none" officeooo:rsid="0019fbe3" officeooo:paragraph-rsid="0019fbe3"/>
    </style:style>
    <style:style style:name="P35" style:family="paragraph" style:parent-style-name="Standard" style:list-style-name="L8">
      <style:text-properties style:text-underline-style="none" officeooo:rsid="0019fbe3" officeooo:paragraph-rsid="001d8a84"/>
    </style:style>
    <style:style style:name="P36" style:family="paragraph" style:parent-style-name="Standard">
      <style:text-properties style:text-underline-style="none" officeooo:rsid="0019fbe3" officeooo:paragraph-rsid="001caed9"/>
    </style:style>
    <style:style style:name="P37" style:family="paragraph" style:parent-style-name="Standard">
      <style:text-properties style:text-underline-style="none" officeooo:rsid="001ad292" officeooo:paragraph-rsid="001ad292"/>
    </style:style>
    <style:style style:name="P38" style:family="paragraph" style:parent-style-name="Standard" style:list-style-name="L6">
      <style:text-properties style:text-underline-style="none" officeooo:rsid="001ad292" officeooo:paragraph-rsid="001ad292"/>
    </style:style>
    <style:style style:name="P39" style:family="paragraph" style:parent-style-name="Standard" style:list-style-name="L7">
      <style:text-properties style:text-underline-style="none" officeooo:rsid="001ad292" officeooo:paragraph-rsid="001ad292"/>
    </style:style>
    <style:style style:name="P40" style:family="paragraph" style:parent-style-name="Standard">
      <style:text-properties style:text-underline-style="none" officeooo:rsid="001caed9" officeooo:paragraph-rsid="001caed9"/>
    </style:style>
    <style:style style:name="P41" style:family="paragraph" style:parent-style-name="Standard" style:list-style-name="L8">
      <style:text-properties style:text-underline-style="none" officeooo:rsid="001caed9" officeooo:paragraph-rsid="001caed9"/>
    </style:style>
    <style:style style:name="P42" style:family="paragraph" style:parent-style-name="Standard">
      <style:text-properties style:text-underline-style="none" officeooo:rsid="001ea930" officeooo:paragraph-rsid="001ea930"/>
    </style:style>
    <style:style style:name="P43" style:family="paragraph" style:parent-style-name="Standard" style:list-style-name="L9">
      <style:text-properties style:text-underline-style="none" officeooo:rsid="001ea930" officeooo:paragraph-rsid="001ea930"/>
    </style:style>
    <style:style style:name="P44" style:family="paragraph" style:parent-style-name="Standard">
      <style:text-properties style:text-underline-style="none" officeooo:rsid="001d8a84" officeooo:paragraph-rsid="001d8a84"/>
    </style:style>
    <style:style style:name="P45" style:family="paragraph" style:parent-style-name="Standard" style:list-style-name="L9">
      <style:text-properties style:text-underline-style="none" officeooo:rsid="002214e8" officeooo:paragraph-rsid="002214e8"/>
    </style:style>
    <style:style style:name="P46" style:family="paragraph" style:parent-style-name="Standard" style:list-style-name="L9">
      <style:text-properties style:text-underline-style="none" officeooo:rsid="002878c1" officeooo:paragraph-rsid="002878c1"/>
    </style:style>
    <style:style style:name="P47" style:family="paragraph" style:parent-style-name="Standard" style:list-style-name="L12">
      <style:text-properties style:text-underline-style="none" officeooo:rsid="002f7bbc" officeooo:paragraph-rsid="002f7bbc"/>
    </style:style>
    <style:style style:name="P48" style:family="paragraph" style:parent-style-name="Standard">
      <style:text-properties style:text-underline-style="none" officeooo:rsid="0024d2e1" officeooo:paragraph-rsid="0024d2e1"/>
    </style:style>
    <style:style style:name="P49" style:family="paragraph" style:parent-style-name="Standard" style:list-style-name="L13">
      <style:text-properties style:text-underline-style="none" officeooo:rsid="002570e1" officeooo:paragraph-rsid="002570e1"/>
    </style:style>
    <style:style style:name="P50" style:family="paragraph" style:parent-style-name="Standard">
      <style:text-properties style:text-underline-style="none" officeooo:rsid="002570e1" officeooo:paragraph-rsid="002570e1"/>
    </style:style>
    <style:style style:name="P51" style:family="paragraph" style:parent-style-name="Standard" style:list-style-name="L12">
      <style:text-properties style:text-underline-style="none" officeooo:rsid="002570e1" officeooo:paragraph-rsid="002570e1"/>
    </style:style>
    <style:style style:name="P52" style:family="paragraph" style:parent-style-name="Standard" style:list-style-name="L13">
      <style:text-properties style:text-underline-style="none" officeooo:rsid="0025d9c3" officeooo:paragraph-rsid="0025d9c3"/>
    </style:style>
    <style:style style:name="P53" style:family="paragraph" style:parent-style-name="Standard">
      <style:text-properties style:text-underline-style="none" officeooo:rsid="00269bcf" officeooo:paragraph-rsid="00269bcf"/>
    </style:style>
    <style:style style:name="P54" style:family="paragraph" style:parent-style-name="Standard">
      <style:text-properties style:text-underline-style="none" officeooo:rsid="0031ac62" officeooo:paragraph-rsid="0031ac62"/>
    </style:style>
    <style:style style:name="P55" style:family="paragraph" style:parent-style-name="Standard" style:list-style-name="L14">
      <style:text-properties style:text-underline-style="none" officeooo:rsid="0031ac62" officeooo:paragraph-rsid="0031ac62"/>
    </style:style>
    <style:style style:name="P56" style:family="paragraph" style:parent-style-name="Standard" style:list-style-name="L15">
      <style:text-properties style:text-underline-style="none" officeooo:rsid="0031ac62" officeooo:paragraph-rsid="0031ac62"/>
    </style:style>
    <style:style style:name="P57" style:family="paragraph" style:parent-style-name="Standard">
      <style:text-properties style:text-underline-style="none" officeooo:rsid="00338876" officeooo:paragraph-rsid="00338876"/>
    </style:style>
    <style:style style:name="P58" style:family="paragraph" style:parent-style-name="Standard" style:list-style-name="L16">
      <style:text-properties style:text-underline-style="none" officeooo:rsid="00338876" officeooo:paragraph-rsid="00338876"/>
    </style:style>
    <style:style style:name="P59" style:family="paragraph" style:parent-style-name="Standard">
      <style:text-properties style:text-underline-style="none" officeooo:rsid="00338876" officeooo:paragraph-rsid="0035f5ac"/>
    </style:style>
    <style:style style:name="P60" style:family="paragraph" style:parent-style-name="Standard">
      <style:text-properties style:text-underline-style="none" officeooo:rsid="001807b5" officeooo:paragraph-rsid="001807b5"/>
    </style:style>
    <style:style style:name="P61" style:family="paragraph" style:parent-style-name="Standard">
      <style:text-properties style:text-underline-style="none" officeooo:rsid="0033e538" officeooo:paragraph-rsid="0033e538"/>
    </style:style>
    <style:style style:name="P62" style:family="paragraph" style:parent-style-name="Standard">
      <style:text-properties style:text-underline-style="none" officeooo:rsid="00342002" officeooo:paragraph-rsid="00342002"/>
    </style:style>
    <style:style style:name="P63" style:family="paragraph" style:parent-style-name="Standard">
      <style:text-properties officeooo:rsid="001ad292" officeooo:paragraph-rsid="001ad292"/>
    </style:style>
    <style:style style:name="P64" style:family="paragraph" style:parent-style-name="Standard" style:list-style-name="L8">
      <style:text-properties officeooo:rsid="001caed9" officeooo:paragraph-rsid="001d8a84"/>
    </style:style>
    <style:style style:name="P65" style:family="paragraph" style:parent-style-name="Standard" style:list-style-name="L8">
      <style:text-properties officeooo:rsid="001caed9" officeooo:paragraph-rsid="001caed9"/>
    </style:style>
    <style:style style:name="P66" style:family="paragraph" style:parent-style-name="Standard">
      <style:text-properties officeooo:rsid="001ea930" officeooo:paragraph-rsid="001ea930"/>
    </style:style>
    <style:style style:name="P67" style:family="paragraph" style:parent-style-name="Standard" style:list-style-name="L10">
      <style:text-properties officeooo:rsid="002214e8" officeooo:paragraph-rsid="002214e8"/>
    </style:style>
    <style:style style:name="P68" style:family="paragraph" style:parent-style-name="Standard" style:list-style-name="L10">
      <style:text-properties officeooo:paragraph-rsid="002878c1"/>
    </style:style>
    <style:style style:name="P69" style:family="paragraph" style:parent-style-name="Standard" style:list-style-name="L10">
      <style:text-properties officeooo:rsid="0029cbbd" officeooo:paragraph-rsid="0029cbbd"/>
    </style:style>
    <style:style style:name="P70" style:family="paragraph" style:parent-style-name="Standard" style:list-style-name="L11">
      <style:text-properties officeooo:rsid="0029cbbd" officeooo:paragraph-rsid="002bc8f5"/>
    </style:style>
    <style:style style:name="P71" style:family="paragraph" style:parent-style-name="Standard">
      <style:text-properties officeooo:rsid="0029cbbd" officeooo:paragraph-rsid="0029cbbd"/>
    </style:style>
    <style:style style:name="P72" style:family="paragraph" style:parent-style-name="Standard" style:list-style-name="L10">
      <style:text-properties officeooo:rsid="0024d2e1" officeooo:paragraph-rsid="0024d2e1"/>
    </style:style>
    <style:style style:name="P73" style:family="paragraph" style:parent-style-name="Standard" style:list-style-name="L11">
      <style:text-properties officeooo:rsid="002bc8f5" officeooo:paragraph-rsid="002bc8f5"/>
    </style:style>
    <style:style style:name="P74" style:family="paragraph" style:parent-style-name="Standard" style:list-style-name="L12">
      <style:text-properties officeooo:paragraph-rsid="002f7bbc"/>
    </style:style>
    <style:style style:name="P75" style:family="paragraph" style:parent-style-name="Standard" style:list-style-name="L12">
      <style:text-properties officeooo:paragraph-rsid="002570e1"/>
    </style:style>
    <style:style style:name="P76" style:family="paragraph" style:parent-style-name="Standard" style:list-style-name="L13">
      <style:text-properties officeooo:paragraph-rsid="002570e1"/>
    </style:style>
    <style:style style:name="P77" style:family="paragraph" style:parent-style-name="Standard" style:list-style-name="L13">
      <style:text-properties officeooo:rsid="002570e1" officeooo:paragraph-rsid="002570e1"/>
    </style:style>
    <style:style style:name="P78" style:family="paragraph" style:parent-style-name="Standard" style:list-style-name="L12">
      <style:text-properties officeooo:rsid="002570e1" officeooo:paragraph-rsid="002570e1"/>
    </style:style>
    <style:style style:name="P79" style:family="paragraph" style:parent-style-name="Standard">
      <style:text-properties style:text-underline-style="solid" style:text-underline-width="auto" style:text-underline-color="font-color" officeooo:rsid="0031ac62" officeooo:paragraph-rsid="0031ac62"/>
    </style:style>
    <style:style style:name="P80" style:family="paragraph" style:parent-style-name="Standard">
      <style:text-properties style:text-underline-style="solid" style:text-underline-width="auto" style:text-underline-color="font-color" officeooo:rsid="00338876" officeooo:paragraph-rsid="00338876"/>
    </style:style>
    <style:style style:name="P81" style:family="paragraph" style:parent-style-name="Standard">
      <style:text-properties style:text-underline-style="solid" style:text-underline-width="auto" style:text-underline-color="font-color" officeooo:rsid="00376d0e" officeooo:paragraph-rsid="00376d0e"/>
    </style:style>
    <style:style style:name="P82" style:family="paragraph" style:parent-style-name="Standard" style:list-style-name="L17">
      <style:text-properties officeooo:paragraph-rsid="00338876"/>
    </style:style>
    <style:style style:name="P83" style:family="paragraph" style:parent-style-name="Standard" style:list-style-name="L17">
      <style:text-properties officeooo:rsid="00338876" officeooo:paragraph-rsid="00338876"/>
    </style:style>
    <style:style style:name="P84" style:family="paragraph" style:parent-style-name="Standard">
      <style:text-properties officeooo:rsid="00338876" officeooo:paragraph-rsid="00338876"/>
    </style:style>
    <style:style style:name="P85" style:family="paragraph" style:parent-style-name="Standard" style:list-style-name="L18">
      <style:text-properties officeooo:paragraph-rsid="00338876"/>
    </style:style>
    <style:style style:name="P86" style:family="paragraph" style:parent-style-name="Standard">
      <style:text-properties officeooo:paragraph-rsid="00338876"/>
    </style:style>
    <style:style style:name="P87" style:family="paragraph" style:parent-style-name="Standard" style:list-style-name="L19">
      <style:text-properties officeooo:rsid="0033e538" officeooo:paragraph-rsid="0033e538"/>
    </style:style>
    <style:style style:name="P88" style:family="paragraph" style:parent-style-name="Standard">
      <style:text-properties officeooo:rsid="0033e538" officeooo:paragraph-rsid="0033e538"/>
    </style:style>
    <style:style style:name="P89" style:family="paragraph" style:parent-style-name="Standard">
      <style:text-properties officeooo:rsid="00376d0e" officeooo:paragraph-rsid="00376d0e"/>
    </style:style>
    <style:style style:name="P90" style:family="paragraph" style:parent-style-name="Standard">
      <style:text-properties officeooo:rsid="0038f83a" officeooo:paragraph-rsid="0038f83a"/>
    </style:style>
    <style:style style:name="P91" style:family="paragraph" style:parent-style-name="Standard" style:list-style-name="L20">
      <style:text-properties officeooo:rsid="0038f83a" officeooo:paragraph-rsid="0038f83a"/>
    </style:style>
    <style:style style:name="P92" style:family="paragraph" style:parent-style-name="Standard" style:list-style-name="L20">
      <style:text-properties officeooo:rsid="0038f83a" officeooo:paragraph-rsid="003ab9d2"/>
    </style:style>
    <style:style style:name="P93" style:family="paragraph" style:parent-style-name="Standard" style:list-style-name="L20">
      <style:text-properties officeooo:rsid="0038f83a" officeooo:paragraph-rsid="003bf43b"/>
    </style:style>
    <style:style style:name="P94" style:family="paragraph" style:parent-style-name="Standard" style:list-style-name="L20">
      <style:text-properties officeooo:rsid="0038f83a" officeooo:paragraph-rsid="003d9179"/>
    </style:style>
    <style:style style:name="P95" style:family="paragraph" style:parent-style-name="Standard" style:list-style-name="L21">
      <style:text-properties officeooo:rsid="0038f83a" officeooo:paragraph-rsid="003ab9d2"/>
    </style:style>
    <style:style style:name="P96" style:family="paragraph" style:parent-style-name="Standard">
      <style:text-properties officeooo:rsid="0038f83a" officeooo:paragraph-rsid="003ab9d2"/>
    </style:style>
    <style:style style:name="P97" style:family="paragraph" style:parent-style-name="Standard" style:list-style-name="L22">
      <style:text-properties officeooo:rsid="0038f83a" officeooo:paragraph-rsid="003ab9d2"/>
    </style:style>
    <style:style style:name="P98" style:family="paragraph" style:parent-style-name="Standard">
      <style:text-properties officeooo:rsid="003ab9d2" officeooo:paragraph-rsid="003ab9d2"/>
    </style:style>
    <style:style style:name="P99" style:family="paragraph" style:parent-style-name="Standard" style:list-style-name="L20">
      <style:text-properties officeooo:rsid="003ab9d2" officeooo:paragraph-rsid="003ab9d2"/>
    </style:style>
    <style:style style:name="P100" style:family="paragraph" style:parent-style-name="Standard" style:list-style-name="L20">
      <style:text-properties officeooo:rsid="003ab9d2" officeooo:paragraph-rsid="003bf43b"/>
    </style:style>
    <style:style style:name="P101" style:family="paragraph" style:parent-style-name="Standard" style:list-style-name="L20">
      <style:text-properties officeooo:rsid="003ab9d2" officeooo:paragraph-rsid="003d9179"/>
    </style:style>
    <style:style style:name="P102" style:family="paragraph" style:parent-style-name="Standard" style:list-style-name="L20">
      <style:text-properties officeooo:rsid="003ab9d2" officeooo:paragraph-rsid="003e8aec"/>
    </style:style>
    <style:style style:name="P103" style:family="paragraph" style:parent-style-name="Standard" style:list-style-name="L22">
      <style:text-properties officeooo:rsid="003ab9d2" officeooo:paragraph-rsid="003ab9d2"/>
    </style:style>
    <style:style style:name="P104" style:family="paragraph" style:parent-style-name="Standard">
      <style:text-properties officeooo:rsid="003ab9d2" officeooo:paragraph-rsid="003bf43b"/>
    </style:style>
    <style:style style:name="P105" style:family="paragraph" style:parent-style-name="Standard" style:list-style-name="L23">
      <style:text-properties officeooo:rsid="003ab9d2" officeooo:paragraph-rsid="003bf43b"/>
    </style:style>
    <style:style style:name="P106" style:family="paragraph" style:parent-style-name="Standard" style:list-style-name="L24">
      <style:text-properties officeooo:rsid="003ab9d2" officeooo:paragraph-rsid="003d9179"/>
    </style:style>
    <style:style style:name="P107" style:family="paragraph" style:parent-style-name="Standard">
      <style:text-properties officeooo:rsid="003ab9d2" officeooo:paragraph-rsid="003d9179"/>
    </style:style>
    <style:style style:name="P108" style:family="paragraph" style:parent-style-name="Standard" style:list-style-name="L25">
      <style:text-properties officeooo:rsid="003ab9d2" officeooo:paragraph-rsid="003e8aec"/>
    </style:style>
    <style:style style:name="P109" style:family="paragraph" style:parent-style-name="Standard">
      <style:text-properties officeooo:rsid="003bf43b" officeooo:paragraph-rsid="003bf43b"/>
    </style:style>
    <style:style style:name="P110" style:family="paragraph" style:parent-style-name="Standard">
      <style:text-properties officeooo:rsid="003bf43b" officeooo:paragraph-rsid="003d9179"/>
    </style:style>
    <style:style style:name="P111" style:family="paragraph" style:parent-style-name="Standard">
      <style:text-properties officeooo:rsid="003d9179" officeooo:paragraph-rsid="003d9179"/>
    </style:style>
    <style:style style:name="P112" style:family="paragraph" style:parent-style-name="Standard" style:list-style-name="L20">
      <style:text-properties officeooo:rsid="003d9179" officeooo:paragraph-rsid="003d9179"/>
    </style:style>
    <style:style style:name="T1" style:family="text">
      <style:text-properties officeooo:rsid="001807b5"/>
    </style:style>
    <style:style style:name="T2" style:family="text">
      <style:text-properties style:text-underline-style="none"/>
    </style:style>
    <style:style style:name="T3" style:family="text">
      <style:text-properties style:text-underline-style="none" officeooo:rsid="0019fbe3"/>
    </style:style>
    <style:style style:name="T4" style:family="text">
      <style:text-properties style:text-underline-style="none" officeooo:rsid="001ad292"/>
    </style:style>
    <style:style style:name="T5" style:family="text">
      <style:text-properties style:text-underline-style="none" officeooo:rsid="001d8a84"/>
    </style:style>
    <style:style style:name="T6" style:family="text">
      <style:text-properties style:text-underline-style="none" officeooo:rsid="0024d2e1"/>
    </style:style>
    <style:style style:name="T7" style:family="text">
      <style:text-properties style:text-underline-style="none" officeooo:rsid="002570e1"/>
    </style:style>
    <style:style style:name="T8" style:family="text">
      <style:text-properties style:text-underline-style="none" officeooo:rsid="00278fa3"/>
    </style:style>
    <style:style style:name="T9" style:family="text">
      <style:text-properties style:text-underline-style="none" officeooo:rsid="002878c1"/>
    </style:style>
    <style:style style:name="T10" style:family="text">
      <style:text-properties style:text-underline-style="none" officeooo:rsid="002f365f"/>
    </style:style>
    <style:style style:name="T11" style:family="text">
      <style:text-properties style:text-underline-style="none" officeooo:rsid="002f7bbc"/>
    </style:style>
    <style:style style:name="T12" style:family="text">
      <style:text-properties officeooo:rsid="0027801a"/>
    </style:style>
    <style:style style:name="T13" style:family="text">
      <style:text-properties officeooo:rsid="00278fa3"/>
    </style:style>
    <style:style style:name="T14" style:family="text">
      <style:text-properties officeooo:rsid="0029cbbd"/>
    </style:style>
    <style:style style:name="T15" style:family="text">
      <style:text-properties officeooo:rsid="002bc8f5"/>
    </style:style>
    <style:style style:name="T16" style:family="text">
      <style:text-properties fo:color="#0d0d0d" fo:font-size="11.5pt" style:font-size-asian="11.5pt"/>
    </style:style>
    <style:style style:name="T17" style:family="text">
      <style:text-properties fo:color="#0d0d0d" fo:font-size="11.5pt" officeooo:rsid="0031ac62" style:font-size-asian="11.5pt"/>
    </style:style>
    <style:style style:name="T18" style:family="text">
      <style:text-properties fo:color="#0d0d0d" fo:font-size="11.5pt" officeooo:rsid="00338876" style:font-size-asian="11.5pt"/>
    </style:style>
    <style:style style:name="T19" style:family="text">
      <style:text-properties fo:font-size="11.5pt" style:font-size-asian="11.5pt"/>
    </style:style>
    <style:style style:name="T20" style:family="text">
      <style:text-properties fo:font-size="11.5pt" officeooo:rsid="00338876" style:font-size-asian="11.5pt"/>
    </style:style>
    <style:style style:name="T21" style:family="text">
      <style:text-properties fo:font-size="11.5pt" officeooo:rsid="0035f5ac" style:font-size-asian="11.5pt"/>
    </style:style>
    <style:style style:name="T22" style:family="text">
      <style:text-properties fo:font-size="11.5pt" style:text-underline-style="none" style:font-size-asian="11.5pt"/>
    </style:style>
    <style:style style:name="T23" style:family="text">
      <style:text-properties fo:font-size="11.5pt" style:text-underline-style="none" officeooo:rsid="00338876" style:font-size-asian="11.5pt"/>
    </style:style>
    <style:style style:name="T24" style:family="text">
      <style:text-properties fo:font-size="11.5pt" style:text-underline-style="none" officeooo:rsid="003ab9d2" style:font-size-asian="11.5pt"/>
    </style:style>
    <style:style style:name="T25" style:family="text">
      <style:text-properties fo:font-size="11.5pt" style:text-underline-style="none" officeooo:rsid="003bf43b" style:font-size-asian="11.5pt"/>
    </style:style>
    <style:style style:name="T26" style:family="text">
      <style:text-properties fo:font-size="11.5pt" style:text-underline-style="none" officeooo:rsid="003d9179" style:font-size-asian="11.5pt"/>
    </style:style>
    <style:style style:name="T27" style:family="text">
      <style:text-properties fo:font-size="11.5pt" style:text-underline-style="none" officeooo:rsid="003e8aec" style:font-size-asian="11.5pt"/>
    </style:style>
    <style:style style:name="T28" style:family="text">
      <style:text-properties officeooo:rsid="0033e538"/>
    </style:style>
    <style:style style:name="T29" style:family="text">
      <style:text-properties officeooo:rsid="0019fb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Stories</text:p>
      <text:p text:style-name="P1"/>
      <text:p text:style-name="P5">Home Page:</text:p>
      <text:p text:style-name="P2"/>
      <text:p text:style-name="P3">User Story 1:</text:p>
      <text:p text:style-name="P3"/>
      <text:p text:style-name="P27"><text:span text:style-name="T28">As a user I can see</text:span> 3 buttons for Property insurance, Vehicle insurance and Health insurance</text:p>
      <text:p text:style-name="P3"/>
      <text:p text:style-name="P3">There are 3 buttons for Property insurance, Vehicle insurance and Health insurance</text:p>
      <text:p text:style-name="P3"/>
      <text:list xml:id="list2802464955" text:style-name="L1">
        <text:list-item>
          <text:p text:style-name="P24">When the Property Insurance button is clicked it redirects to Property insurance page</text:p>
        </text:list-item>
        <text:list-item>
          <text:p text:style-name="P24">When the Health Insurance button is clicked it redirects to Health insurance page</text:p>
        </text:list-item>
        <text:list-item>
          <text:p text:style-name="P24">When the Vehicle Insurance button is clicked it redirects to Vehicle insurance page</text:p>
        </text:list-item>
      </text:list>
      <text:p text:style-name="P4"/>
      <text:p text:style-name="P3">Acceptance Criteria:</text:p>
      <text:p text:style-name="P3"/>
      <text:list xml:id="list152327611" text:style-name="L2">
        <text:list-item>
          <text:p text:style-name="P25">There should be 3 different buttons for each Property insurance, Vehicle insurance and Health insurance </text:p>
        </text:list-item>
        <text:list-item>
          <text:p text:style-name="P25">User should be directed to Property Insurance page when the Property Insurance button is clicked it redirects to Property insurance page</text:p>
        </text:list-item>
        <text:list-item>
          <text:p text:style-name="P25">User should be directed to Health Insurance page when the Health Insurance button is clicked it redirects to Health insurance page</text:p>
        </text:list-item>
        <text:list-item>
          <text:p text:style-name="P25">User should be directed to Vehicle Insurance page when the Vehicle Insurance button is clicked it redirects to Vehicle insurance page</text:p>
        </text:list-item>
      </text:list>
      <text:p text:style-name="P4"/>
      <text:p text:style-name="P3">User Story 2:</text:p>
      <text:p text:style-name="P3"/>
      <text:p text:style-name="P88">As a user I can see <text:span text:style-name="T1">details on the insurance products such as the insurance coverage limits and company details including contact email address, phone number for customer.</text:span></text:p>
      <text:p text:style-name="P3"/>
      <text:p text:style-name="P10">Below the 3 buttons there are details on the insurance products such as the insurance coverage limits and company details including contact email address, phone number for customer.</text:p>
      <text:p text:style-name="P10"/>
      <text:p text:style-name="P10">When the customer looks at the home page he should be able to find the details of the company and related insurance products along with the contact details of the company.</text:p>
      <text:p text:style-name="P10"/>
      <text:p text:style-name="P10">Acceptance Criteria:</text:p>
      <text:p text:style-name="P10"/>
      <text:list xml:id="list2003107689" text:style-name="L3">
        <text:list-item>
          <text:p text:style-name="P28">A detailed text which has necessary information on the products such as insurance coverage should be found below the 3 buttons</text:p>
        </text:list-item>
        <text:list-item>
          <text:p text:style-name="P28">A detailed text which has necessary information on the company such as contact details, email address etc should be found below the 3 buttons</text:p>
        </text:list-item>
      </text:list>
      <text:p text:style-name="P11"/>
      <text:p text:style-name="P18">User Story 3:</text:p>
      <text:p text:style-name="P18"/>
      <text:p text:style-name="P88">As a user I can <text:span text:style-name="T12">login using Mobile No and OTP</text:span></text:p>
      <text:p text:style-name="P18"/>
      <text:p text:style-name="P18">In the top right corner of the Home page there is customer login option using Mobile No and OTP.</text:p>
      <text:p text:style-name="P18"/>
      <text:list xml:id="list3145417415" text:style-name="L4">
        <text:list-item>
          <text:p text:style-name="P30">When customer provides valid mobile no and presses the send OTP button he gets OTP in his phone</text:p>
        </text:list-item>
        <text:list-item>
          <text:p text:style-name="P29"><text:soft-page-break/><text:span text:style-name="T12">When customer provides invalid mobile no and presses the send OTP button he gets error message saying “Mobile no is incorrect”</text:span></text:p>
        </text:list-item>
        <text:list-item>
          <text:p text:style-name="P30">When customer enters the OTP correctly and logins he should be directed to his profile page</text:p>
        </text:list-item>
        <text:list-item>
          <text:p text:style-name="P29"><text:span text:style-name="T12">When customer enters the OTP incorrectly and logins he gets error message “Please enter correct OTP”</text:span></text:p>
        </text:list-item>
      </text:list>
      <text:p text:style-name="P19"/>
      <text:p text:style-name="P23">Acceptance Criteria:</text:p>
      <text:p text:style-name="P23"/>
      <text:list xml:id="list3032326005" text:style-name="L5">
        <text:list-item>
          <text:p text:style-name="P32"><text:span text:style-name="T4">Text box with placeholder “</text:span><text:span text:style-name="T10">Mobile No</text:span><text:span text:style-name="T4">” field is available which is </text:span><text:span text:style-name="T10">for </text:span><text:span text:style-name="T4">entering </text:span><text:span text:style-name="T10">Mobile No</text:span><text:span text:style-name="T4">.</text:span></text:p>
        </text:list-item>
        <text:list-item>
          <text:p text:style-name="P33"><text:span text:style-name="T4">A </text:span><text:span text:style-name="T2">button with text “Send OTP” is available at the right side of the text box</text:span></text:p>
        </text:list-item>
      </text:list>
      <text:p text:style-name="P11"/>
      <text:p text:style-name="P6">Property Details:</text:p>
      <text:p text:style-name="P6"/>
      <text:p text:style-name="P60">User Story <text:span text:style-name="T13">4</text:span>:</text:p>
      <text:p text:style-name="P60"/>
      <text:p text:style-name="P61">As a user I can fill up <text:span text:style-name="T29">Structure and Security Measurement Details </text:span></text:p>
      <text:p text:style-name="P61"/>
      <text:p text:style-name="P34">The property details page has two sections which has fields related to Structure and Security Measurement Details along with a “View Quotes” button at the bottom</text:p>
      <text:p text:style-name="P34"/>
      <text:p text:style-name="P34">The customer can fill up the details of the property in the fields provided in Structure Details and Security Measurement Details section. </text:p>
      <text:p text:style-name="P34"/>
      <text:p text:style-name="P37">Acceptance Criteria:</text:p>
      <text:p text:style-name="P37"/>
      <text:p text:style-name="P37">There are two sections Structure Details and Security Measurement Details</text:p>
      <text:p text:style-name="P37">1. Structure Details:</text:p>
      <text:p text:style-name="P37"/>
      <text:list xml:id="list3711426224" text:style-name="L6">
        <text:list-item>
          <text:p text:style-name="P38">Text box with placeholder “Current <text:s/>Market Value (Rs)” field is available which is mandatory for entering market value of property.</text:p>
        </text:list-item>
        <text:list-item>
          <text:p text:style-name="P38">Text box with placeholder “Carpet Area (sqft)” field is available which is mandatory for entering carpet area of property.</text:p>
        </text:list-item>
        <text:list-item>
          <text:p text:style-name="P38">Text box with placeholder “Pincode” field is available which is mandatory for entering area pincode of property.</text:p>
        </text:list-item>
        <text:list-item>
          <text:p text:style-name="P38">Dropdown box with field mentioning “Age of the building” field is available which is mandatory for entering property age.</text:p>
        </text:list-item>
        <text:list-item>
          <text:p text:style-name="P38">Dropdown box with field mentioning “Has your property been affected by floods in last 5 years” field is available which is mandatory for entering flood damage at property.</text:p>
        </text:list-item>
      </text:list>
      <text:p text:style-name="P37"/>
      <text:p text:style-name="P37">2. Security Measurement Details:</text:p>
      <text:p text:style-name="P37"/>
      <text:list xml:id="list889566733" text:style-name="L7">
        <text:list-item>
          <text:p text:style-name="P39">Dropdown box with field mentioning “24/7 Security” field is available which is mandatory for entering availability of security at property .</text:p>
        </text:list-item>
        <text:list-item>
          <text:p text:style-name="P39">Dropdown box with field mentioning “Salaried Person” field is available which is mandatory for entering employment status of owner of property.</text:p>
        </text:list-item>
      </text:list>
      <text:p text:style-name="P37"/>
      <text:p text:style-name="P63"><text:span text:style-name="T2">User Story </text:span><text:span text:style-name="T8">5</text:span><text:span text:style-name="T2">:</text:span></text:p>
      <text:p text:style-name="P63"><text:span text:style-name="T2"/></text:p>
      <text:p text:style-name="P88"><text:span text:style-name="T2">As a user I would like to get a detailed quote based on my property details</text:span></text:p>
      <text:p text:style-name="P37"/>
      <text:p text:style-name="P15"><text:soft-page-break/><text:span text:style-name="T2">There is a </text:span><text:span text:style-name="T3">“View Quotes” button at the bottom </text:span><text:span text:style-name="T2">of the </text:span><text:span text:style-name="T4">Structure Details and Security Measurement Details </text:span><text:span text:style-name="T2">which when clicked will take the user to the quotation page where premium is presented to the user.</text:span></text:p>
      <text:p text:style-name="P40"/>
      <text:list xml:id="list1450046227" text:style-name="L8">
        <text:list-item>
          <text:p text:style-name="P64"><text:span text:style-name="T2">When user </text:span><text:span text:style-name="T5">has filled all the </text:span><text:span text:style-name="T3">fields </text:span><text:span text:style-name="T5">in </text:span><text:span text:style-name="T3">Structure Details and Security Measurement Details section</text:span><text:span text:style-name="T2"> clicks “View Quotes” button it should redirect to Quotation page successfully</text:span></text:p>
        </text:list-item>
        <text:list-item>
          <text:p text:style-name="P35">If the user has missed filling the any fields Structure Details and Security Measurement Details section then a warning message pops up asking user to fill the field</text:p>
        </text:list-item>
      </text:list>
      <text:p text:style-name="P36"/>
      <text:p text:style-name="P15"><text:span text:style-name="T3">A</text:span><text:span text:style-name="T2">cceptance Criteria:</text:span></text:p>
      <text:p text:style-name="P40"/>
      <text:list xml:id="list124955151574843" text:continue-numbering="true" text:style-name="L8">
        <text:list-item>
          <text:p text:style-name="P65"><text:span text:style-name="T2">There is a “View Quotes” button below the </text:span><text:span text:style-name="T3">Structure Details and Security Measurement Details </text:span><text:span text:style-name="T2">section.</text:span></text:p>
        </text:list-item>
        <text:list-item>
          <text:p text:style-name="P41">When user clicks “View Quotes” button it should redirect to Quotation page successfully</text:p>
        </text:list-item>
        <text:list-item>
          <text:p text:style-name="P65"><text:span text:style-name="T2">If the user has missed filling the any fields </text:span><text:span text:style-name="T3">Structure Details and Security Measurement Details </text:span><text:span text:style-name="T2">section then a warning message pops up asking user to fill the field</text:span></text:p>
        </text:list-item>
      </text:list>
      <text:p text:style-name="P40"/>
      <text:p text:style-name="P7">Quotation Page:</text:p>
      <text:p text:style-name="P40"/>
      <text:p text:style-name="P66"><text:span text:style-name="T2">User Story </text:span><text:span text:style-name="T8">6</text:span><text:span text:style-name="T2">:</text:span></text:p>
      <text:p text:style-name="P66"><text:span text:style-name="T2"/></text:p>
      <text:p text:style-name="P88"><text:span text:style-name="T2">As a user I would like to view the quote for the no of months I subscribed for insurance</text:span></text:p>
      <text:p text:style-name="P12"/>
      <text:p text:style-name="P44">The page contains all the details that have been entered in the previous property details page along with the quote estimate basted on the details provided by the user.</text:p>
      <text:p text:style-name="P44"/>
      <text:list xml:id="list3670587933" text:style-name="L9">
        <text:list-item>
          <text:p text:style-name="P43">The user will get a lesser premium if the building age is high</text:p>
        </text:list-item>
        <text:list-item>
          <text:p text:style-name="P43">The user will get a higher premium if the user has selected no in the Security check.</text:p>
        </text:list-item>
        <text:list-item>
          <text:p text:style-name="P45">The user will get the premium as a button</text:p>
        </text:list-item>
        <text:list-item>
          <text:p text:style-name="P46">The user will get discount in premium if he buys insurance for more than one year and the discount will increase as per the no years selected</text:p>
        </text:list-item>
      </text:list>
      <text:p text:style-name="P44"/>
      <text:p text:style-name="P44"/>
      <text:p text:style-name="P12">Acceptance Criteria:</text:p>
      <text:p text:style-name="P12"/>
      <text:list xml:id="list4206479390" text:style-name="L10">
        <text:list-item>
          <text:p text:style-name="P67">The details entered in the property details page should be shown</text:p>
        </text:list-item>
        <text:list-item>
          <text:p text:style-name="P68"><text:span text:style-name="T4">Dropdown box with </text:span><text:span text:style-name="T9">placeholder</text:span><text:span text:style-name="T4"> “</text:span><text:span text:style-name="T9">Select Years</text:span><text:span text:style-name="T4">” is available </text:span><text:span text:style-name="T9">for buying the premium</text:span></text:p>
        </text:list-item>
        <text:list-item>
          <text:p text:style-name="P67">The estimated quote should be shown as per the property details as a button</text:p>
        </text:list-item>
        <text:list-item>
          <text:p text:style-name="P69">Initially the button should have text “Buy Now” and should change to Premium amount later</text:p>
        </text:list-item>
        <text:list-item>
          <text:p text:style-name="P72">Clicking the premium button should lead to Signup page</text:p>
        </text:list-item>
      </text:list>
      <text:p text:style-name="P16"/>
      <text:p text:style-name="P20">User Story 7:</text:p>
      <text:p text:style-name="P20"/>
      <text:p text:style-name="P88">As a user I would like to get the quote through my mail</text:p>
      <text:p text:style-name="P20"/>
      <text:p text:style-name="P20">There is a send quote button below the Premium button to email the quote</text:p>
      <text:p text:style-name="P20"/>
      <text:list xml:id="list1049362230" text:style-name="L11">
        <text:list-item>
          <text:p text:style-name="P70">When the user clicks the Send quote button <text:span text:style-name="T15">quote is sent through email</text:span></text:p>
        </text:list-item>
        <text:list-item>
          <text:p text:style-name="P73">When the user inputs valid email id quote is sent successfully</text:p>
        </text:list-item>
        <text:list-item>
          <text:p text:style-name="P73">When the user inputs invalid email id error message pops up </text:p>
        </text:list-item>
      </text:list>
      <text:p text:style-name="P21"/>
      <text:p text:style-name="P22">Acceptance Criteria:</text:p>
      <text:p text:style-name="P22"><text:soft-page-break/></text:p>
      <text:list xml:id="list1238898968" text:style-name="L12">
        <text:list-item>
          <text:p text:style-name="P74"><text:span text:style-name="T7">S</text:span><text:span text:style-name="T11">end Quote</text:span><text:span text:style-name="T7"> button is provided </text:span><text:span text:style-name="T11">below the premium button</text:span></text:p>
        </text:list-item>
        <text:list-item>
          <text:p text:style-name="P47">Quote is sent to the mail id presented</text:p>
          <text:p text:style-name="P47"/>
        </text:list-item>
      </text:list>
      <text:p text:style-name="P8">Signup:</text:p>
      <text:p text:style-name="P8"/>
      <text:p text:style-name="P13">User Story <text:span text:style-name="T14">8</text:span>:</text:p>
      <text:p text:style-name="P13"/>
      <text:p text:style-name="P61">As a user I would like to signup with the insurance company</text:p>
      <text:p text:style-name="P13"/>
      <text:p text:style-name="P17"><text:span text:style-name="T6">The page has text box fields Full Name, Mail ID and Mobile No with send OTP buttons in the ride side for both Mail ID and Mobile No. </text:span><text:span text:style-name="T7">There is a Signup button below the fields</text:span></text:p>
      <text:p text:style-name="P13"/>
      <text:list xml:id="list3379199509" text:style-name="L13">
        <text:list-item>
          <text:p text:style-name="P77"><text:span text:style-name="T6">T</text:span><text:span text:style-name="T2">he user can enter his Full Name in the Full Name field</text:span></text:p>
        </text:list-item>
        <text:list-item>
          <text:p text:style-name="P76"><text:span text:style-name="T6">T</text:span><text:span text:style-name="T7">he user can enter his Mail ID in the Mail ID field</text:span></text:p>
        </text:list-item>
        <text:list-item>
          <text:p text:style-name="P76"><text:span text:style-name="T6">T</text:span><text:span text:style-name="T7">he user can enter his Mobile No in the Mobile No field</text:span></text:p>
        </text:list-item>
        <text:list-item>
          <text:p text:style-name="P49">The user when he presses the send OTP button he will receive OTP in his mobile or email</text:p>
        </text:list-item>
        <text:list-item>
          <text:p text:style-name="P49">The user when he presses the Signup button it should redirect to Full Details page</text:p>
        </text:list-item>
        <text:list-item>
          <text:p text:style-name="P52">While clicking Signup button user lands on Full Details page successfully if he enters valid mobile no and email id</text:p>
        </text:list-item>
        <text:list-item>
          <text:p text:style-name="P52">While clicking Signup button <text:s/>error message “Provide valid email id” will appear if user does not provide valid email id</text:p>
        </text:list-item>
        <text:list-item>
          <text:p text:style-name="P52">While clicking Signup button error message “Provide valid mobile no” will appear if user does not provide valid mobile no</text:p>
        </text:list-item>
      </text:list>
      <text:p text:style-name="P50"/>
      <text:p text:style-name="P50">Acceptance Criteria:</text:p>
      <text:p text:style-name="P50"/>
      <text:list xml:id="list124954854126025" text:continue-list="list1238898968" text:style-name="L12">
        <text:list-item>
          <text:p text:style-name="P75"><text:span text:style-name="T4">Text box with placeholder “</text:span><text:span text:style-name="T7">Full Name</text:span><text:span text:style-name="T4">” field is available which is mandatory for entering </text:span><text:span text:style-name="T7">full name</text:span><text:span text:style-name="T4">.</text:span></text:p>
        </text:list-item>
        <text:list-item>
          <text:p text:style-name="P75"><text:span text:style-name="T4">Text box with placeholder “</text:span><text:span text:style-name="T7">Mail ID</text:span><text:span text:style-name="T4">” field is available which is mandatory for entering </text:span><text:span text:style-name="T7">email id</text:span><text:span text:style-name="T4">.</text:span></text:p>
        </text:list-item>
        <text:list-item>
          <text:p text:style-name="P75"><text:span text:style-name="T4">Text box with placeholder “</text:span><text:span text:style-name="T7">Mobile No</text:span><text:span text:style-name="T4">” field is available which is mandatory for entering </text:span><text:span text:style-name="T7">Mobile No</text:span><text:span text:style-name="T4">.</text:span></text:p>
        </text:list-item>
        <text:list-item>
          <text:p text:style-name="P78"><text:span text:style-name="T4">S</text:span><text:span text:style-name="T2">end OTP button is provided for both Mail ID and Mobile No fields</text:span></text:p>
        </text:list-item>
        <text:list-item>
          <text:p text:style-name="P51">Clicking Send OTP button results in receiving OTP through email id and mobile no</text:p>
        </text:list-item>
        <text:list-item>
          <text:p text:style-name="P51">Signup button is provided in the bottom the page and clicking it redirects to Full Details page</text:p>
        </text:list-item>
      </text:list>
      <text:p text:style-name="P50"/>
      <text:p text:style-name="P9">Full Details Page:</text:p>
      <text:p text:style-name="P9"/>
      <text:p text:style-name="P14">User Story <text:span text:style-name="T14">9</text:span>:</text:p>
      <text:p text:style-name="P14"/>
      <text:p text:style-name="P61">As a user I wish to see the details provided and also to provide more details related to payment</text:p>
      <text:p text:style-name="P61"/>
      <text:p text:style-name="P14"><text:span text:style-name="T16">The left side of the page will display the property details previously entered in the second page, including email, mobile number and property pin code, which are non-editable. </text:span><text:span text:style-name="T17">There are fields at the right side</text:span><text:span text:style-name="T16"> </text:span><text:span text:style-name="T17">which </text:span><text:span text:style-name="T16">are required to furnish the remaining property particulars alongside their personal information. </text:span><text:span text:style-name="T17">Make payment button is present in the bottom for making payment.</text:span></text:p>
      <text:p text:style-name="P14"><text:span text:style-name="T17"/></text:p>
      <text:list xml:id="list3268563844" text:style-name="L14">
        <text:list-item>
          <text:p text:style-name="P55"><text:span text:style-name="T16">The user can see the details he has entered till now in the left side of the screen</text:span></text:p>
        </text:list-item>
        <text:list-item>
          <text:p text:style-name="P55"><text:span text:style-name="T16">There are fields in the right side – Salutation, Pan No, Date of birth, Email id, Mobile No, Address</text:span></text:p>
        </text:list-item>
        <text:list-item>
          <text:p text:style-name="P55"><text:span text:style-name="T16">There is a Make payment button at the bottom</text:span></text:p>
        </text:list-item>
        <text:list-item>
          <text:p text:style-name="P55"><text:soft-page-break/><text:span text:style-name="T16">If user enters all the fields correctly and presses the make button he is redirected to the payment page</text:span></text:p>
        </text:list-item>
        <text:list-item>
          <text:p text:style-name="P55"><text:span text:style-name="T16"><text:s/>If user enters all the fields incorrectly and presses the make button he is not redirected to the payment page</text:span></text:p>
        </text:list-item>
      </text:list>
      <text:p text:style-name="P54"><text:span text:style-name="T16"/></text:p>
      <text:p text:style-name="P54"><text:span text:style-name="T16">Acceptance Criteria:</text:span></text:p>
      <text:p text:style-name="P54"><text:span text:style-name="T16"/></text:p>
      <text:list xml:id="list2095745307" text:style-name="L15">
        <text:list-item>
          <text:p text:style-name="P56"><text:span text:style-name="T16">There are in the left side of the screen</text:span></text:p>
        </text:list-item>
        <text:list-item>
          <text:p text:style-name="P56"><text:span text:style-name="T16">There are fields in the right side – Salutation, Pan No, Date of birth, Email id, Mobile No, Address</text:span></text:p>
        </text:list-item>
        <text:list-item>
          <text:p text:style-name="P56"><text:span text:style-name="T16">There is a Make Payment button at the bottom</text:span></text:p>
        </text:list-item>
        <text:list-item>
          <text:p text:style-name="P56"><text:span text:style-name="T16">While clicking Make Payment button it takes us to Payment page</text:span></text:p>
        </text:list-item>
      </text:list>
      <text:p text:style-name="P54"><text:span text:style-name="T16"/></text:p>
      <text:p text:style-name="P79"><text:span text:style-name="T16">Payment Page:</text:span></text:p>
      <text:p text:style-name="P79"><text:span text:style-name="T16"/></text:p>
      <text:p text:style-name="P57"><text:span text:style-name="T16">User Story 10:</text:span></text:p>
      <text:p text:style-name="P57"><text:span text:style-name="T16"/></text:p>
      <text:p text:style-name="P62"><text:span text:style-name="T16">As a user I would like to pay as per my choice of payment</text:span></text:p>
      <text:p text:style-name="P79"><text:span text:style-name="T16"/></text:p>
      <text:p text:style-name="P54"><text:span text:style-name="T18">The </text:span><text:span text:style-name="T16">Razor Pay portal </text:span><text:span text:style-name="T18">has</text:span><text:span text:style-name="T19"> amount is displayed within the payment window. </text:span><text:span text:style-name="T20">Once payment is done it gets redirected to Payment Success page.</text:span></text:p>
      <text:p text:style-name="P54"><text:span text:style-name="T20"/></text:p>
      <text:list xml:id="list2588248027" text:style-name="L16">
        <text:list-item>
          <text:p text:style-name="P58"><text:span text:style-name="T19">Once user has successfully paid he is redirected to Payment Success page</text:span></text:p>
        </text:list-item>
        <text:list-item>
          <text:p text:style-name="P58"><text:span text:style-name="T19">Once user has not successfully paid he is not redirected to Payment Success page</text:span></text:p>
        </text:list-item>
      </text:list>
      <text:p text:style-name="P57"><text:span text:style-name="T19"/></text:p>
      <text:p text:style-name="P57"><text:span text:style-name="T19">Acceptance Criteria:</text:span></text:p>
      <text:p text:style-name="P57"><text:span text:style-name="T19"/></text:p>
      <text:list xml:id="list1679361841" text:style-name="L17">
        <text:list-item>
          <text:p text:style-name="P82"><text:span text:style-name="T23">There is amount mentioned for the insurance</text:span></text:p>
        </text:list-item>
        <text:list-item>
          <text:p text:style-name="P83"><text:span text:style-name="T22">There is payment options</text:span></text:p>
        </text:list-item>
        <text:list-item>
          <text:p text:style-name="P83"><text:span text:style-name="T22">There is make payment button</text:span></text:p>
        </text:list-item>
        <text:list-item>
          <text:p text:style-name="P83"><text:span text:style-name="T22">Clicking make payment button will redirect to payment success page</text:span></text:p>
        </text:list-item>
      </text:list>
      <text:p text:style-name="P84"><text:span text:style-name="T22"/></text:p>
      <text:p text:style-name="P80"><text:span text:style-name="T19">Payment Success:</text:span></text:p>
      <text:p text:style-name="P80"><text:span text:style-name="T19"/></text:p>
      <text:p text:style-name="P57"><text:span text:style-name="T19">User Story 11:</text:span></text:p>
      <text:p text:style-name="P57"><text:span text:style-name="T19"/></text:p>
      <text:p text:style-name="P57"><text:span text:style-name="T19">As a user I can see payment success message and link to download invoice</text:span></text:p>
      <text:p text:style-name="P57"><text:span text:style-name="T19"/></text:p>
      <text:p text:style-name="P59"><text:span text:style-name="T21">The is </text:span><text:span text:style-name="T19">payment success message and </text:span><text:span text:style-name="T21">below </text:span><text:span text:style-name="T19">link to download invoice</text:span></text:p>
      <text:p text:style-name="P57"><text:span text:style-name="T19"/></text:p>
      <text:list xml:id="list2803818930" text:style-name="L18">
        <text:list-item>
          <text:p text:style-name="P85"><text:span text:style-name="T23">User can see payment success message and link to download invoice</text:span></text:p>
        </text:list-item>
        <text:list-item>
          <text:p text:style-name="P85"><text:span text:style-name="T23">User can not see payment success message and link to download invoice</text:span></text:p>
        </text:list-item>
      </text:list>
      <text:p text:style-name="P86"><text:span text:style-name="T23"/></text:p>
      <text:p text:style-name="P84"><text:span text:style-name="T22">Acceptance Criteria:</text:span></text:p>
      <text:p text:style-name="P84"><text:span text:style-name="T22"/></text:p>
      <text:list xml:id="list4052589392" text:style-name="L19">
        <text:list-item>
          <text:p text:style-name="P87"><text:span text:style-name="T22">There is</text:span><text:span text:style-name="T23"> payment success message</text:span></text:p>
        </text:list-item>
        <text:list-item>
          <text:p text:style-name="P87"><text:span text:style-name="T22">There is </text:span><text:span text:style-name="T23">link to download invoice</text:span></text:p>
        </text:list-item>
        <text:list-item>
          <text:p text:style-name="P87"><text:span text:style-name="T23">P</text:span><text:span text:style-name="T22">age automatically redirects to Home page</text:span></text:p>
        </text:list-item>
      </text:list>
      <text:p text:style-name="P88"><text:span text:style-name="T22"/></text:p>
      <text:p text:style-name="P81"><text:span text:style-name="T19">Profile Page:</text:span></text:p>
      <text:p text:style-name="P89"><text:span text:style-name="T22"/></text:p>
      <text:p text:style-name="P89"><text:span text:style-name="T22">User Story 12:</text:span></text:p>
      <text:p text:style-name="P89"><text:span text:style-name="T22"/></text:p>
      <text:p text:style-name="P90"><text:span text:style-name="T22">As a user I should be able to view my profile page </text:span></text:p>
      <text:list xml:id="list474630111" text:style-name="L20">
        <text:list-item>
          <text:p text:style-name="P91"><text:soft-page-break/><text:span text:style-name="T22">The </text:span><text:span text:style-name="T24">page displays their personal details, application details and also policy details if there are any</text:span></text:p>
        </text:list-item>
        <text:list-item>
          <text:p text:style-name="P99"><text:span text:style-name="T22">The user can see personal, application and policy details</text:span></text:p>
        </text:list-item>
      </text:list>
      <text:p text:style-name="P98"><text:span text:style-name="T22"/></text:p>
      <text:p text:style-name="P98"><text:span text:style-name="T22">Acceptance Criteria:</text:span></text:p>
      <text:list xml:id="list1449991792" text:style-name="L21">
        <text:list-item>
          <text:p text:style-name="P95"><text:span text:style-name="T22">The </text:span><text:span text:style-name="T24">page displays personal details</text:span></text:p>
        </text:list-item>
        <text:list-item>
          <text:p text:style-name="P95"><text:span text:style-name="T22">The </text:span><text:span text:style-name="T24">page displays application details and also </text:span></text:p>
        </text:list-item>
        <text:list-item>
          <text:p text:style-name="P95"><text:span text:style-name="T22">The </text:span><text:span text:style-name="T24">page displays policy details if there are any</text:span></text:p>
        </text:list-item>
      </text:list>
      <text:p text:style-name="P96"><text:span text:style-name="T24"/></text:p>
      <text:p text:style-name="P98"><text:span text:style-name="T22">User Story 13:</text:span></text:p>
      <text:p text:style-name="P98"><text:span text:style-name="T22"/></text:p>
      <text:p text:style-name="P98"><text:span text:style-name="T22">As a user I should be able to edit my personal details and permanent address information</text:span></text:p>
      <text:p text:style-name="P98"><text:span text:style-name="T22"/></text:p>
      <text:list xml:id="list124953728053343" text:continue-list="list474630111" text:style-name="L20">
        <text:list-item>
          <text:p text:style-name="P92"><text:span text:style-name="T22">The</text:span><text:span text:style-name="T24">re is a update button below the personal details section </text:span></text:p>
        </text:list-item>
        <text:list-item>
          <text:p text:style-name="P99"><text:span text:style-name="T22">The user can see update the personal details and address information successfully by clicking the update button </text:span></text:p>
        </text:list-item>
      </text:list>
      <text:p text:style-name="P98"><text:span text:style-name="T22"/></text:p>
      <text:p text:style-name="P98"><text:span text:style-name="T22">Acceptance Criteria:</text:span></text:p>
      <text:list xml:id="list2239870734" text:style-name="L22">
        <text:list-item>
          <text:p text:style-name="P103"><text:span text:style-name="T22">There is a update button below the personal details section and address information</text:span></text:p>
        </text:list-item>
        <text:list-item>
          <text:p text:style-name="P103"><text:span text:style-name="T22">After clicking update button user can update the personal details section and address information</text:span></text:p>
        </text:list-item>
      </text:list>
      <text:p text:style-name="P98"><text:span text:style-name="T22"/></text:p>
      <text:p text:style-name="P109"><text:span text:style-name="T22">User Story 14:</text:span></text:p>
      <text:p text:style-name="P109"><text:span text:style-name="T22"/></text:p>
      <text:p text:style-name="P109"><text:span text:style-name="T22">As a user I should be able to download invoice copy from my profile page</text:span></text:p>
      <text:p text:style-name="P109"><text:span text:style-name="T22"/></text:p>
      <text:list xml:id="list124954690801713" text:continue-list="list124953728053343" text:style-name="L20">
        <text:list-item>
          <text:p text:style-name="P93"><text:span text:style-name="T22">The</text:span><text:span text:style-name="T24">re is a </text:span><text:span text:style-name="T25">Invoice</text:span><text:span text:style-name="T24"> button below the </text:span><text:span text:style-name="T25">policy</text:span><text:span text:style-name="T24"> details section </text:span></text:p>
        </text:list-item>
        <text:list-item>
          <text:p text:style-name="P100"><text:span text:style-name="T22">The user can see </text:span><text:span text:style-name="T25">download invoice successfully by clicking the Invoice button</text:span></text:p>
        </text:list-item>
      </text:list>
      <text:p text:style-name="P104"><text:span text:style-name="T22"/></text:p>
      <text:p text:style-name="P104"><text:span text:style-name="T22">Acceptance Criteria:</text:span></text:p>
      <text:list xml:id="list4093819615" text:style-name="L23">
        <text:list-item>
          <text:p text:style-name="P105"><text:span text:style-name="T22">There is a </text:span><text:span text:style-name="T25">Invoice</text:span><text:span text:style-name="T22"> button below the </text:span><text:span text:style-name="T25">policy</text:span><text:span text:style-name="T22"> details section</text:span></text:p>
        </text:list-item>
        <text:list-item>
          <text:p text:style-name="P105"><text:span text:style-name="T22">After clicking </text:span><text:span text:style-name="T25">Invoice</text:span><text:span text:style-name="T22"> button user can </text:span><text:span text:style-name="T25">download invoice</text:span></text:p>
        </text:list-item>
      </text:list>
      <text:p text:style-name="P104"><text:span text:style-name="T25"/></text:p>
      <text:p text:style-name="P109"><text:span text:style-name="T22">User Story 15:</text:span></text:p>
      <text:p text:style-name="P109"><text:span text:style-name="T22"/></text:p>
      <text:p text:style-name="P109"><text:span text:style-name="T22">As a user I should be able to buy additional policies</text:span></text:p>
      <text:p text:style-name="P109"><text:span text:style-name="T22"/></text:p>
      <text:list xml:id="list124953509263439" text:continue-list="list124954690801713" text:style-name="L20">
        <text:list-item>
          <text:p text:style-name="P94"><text:span text:style-name="T22">The</text:span><text:span text:style-name="T24">re is a </text:span><text:span text:style-name="T26">Get New Policy link on the header</text:span><text:span text:style-name="T24"> </text:span></text:p>
        </text:list-item>
        <text:list-item>
          <text:p text:style-name="P101"><text:span text:style-name="T22">The user can </text:span><text:span text:style-name="T26">buy additional policy by clicking the link</text:span></text:p>
        </text:list-item>
      </text:list>
      <text:p text:style-name="P107"><text:span text:style-name="T22"/></text:p>
      <text:p text:style-name="P107"><text:span text:style-name="T22">Acceptance Criteria:</text:span></text:p>
      <text:list xml:id="list2706526476" text:style-name="L24">
        <text:list-item>
          <text:p text:style-name="P106"><text:span text:style-name="T22">There is a </text:span><text:span text:style-name="T26">Get New Policy link on the header</text:span><text:span text:style-name="T22"> </text:span></text:p>
        </text:list-item>
        <text:list-item>
          <text:p text:style-name="P106"><text:span text:style-name="T22">After clicking </text:span><text:span text:style-name="T26">Get New Policy link takes us to the policy purchase page</text:span></text:p>
        </text:list-item>
      </text:list>
      <text:p text:style-name="P107"><text:span text:style-name="T26"/></text:p>
      <text:p text:style-name="P111"><text:span text:style-name="T22">User Story 16:</text:span></text:p>
      <text:p text:style-name="P111"><text:span text:style-name="T22"/></text:p>
      <text:p text:style-name="P110"><text:span text:style-name="T22">As a </text:span><text:span text:style-name="T26">new </text:span><text:span text:style-name="T22">user I should be able to buy policies</text:span></text:p>
      <text:p text:style-name="P110"><text:span text:style-name="T22"/></text:p>
      <text:list xml:id="list124953452093309" text:continue-list="list124953509263439" text:style-name="L20">
        <text:list-item>
          <text:p text:style-name="P94"><text:span text:style-name="T22">The</text:span><text:span text:style-name="T24">re is </text:span><text:span text:style-name="T26">no existing policies details</text:span></text:p>
        </text:list-item>
        <text:list-item>
          <text:p text:style-name="P112"><text:span text:style-name="T26">T</text:span><text:span text:style-name="T22">here is </text:span><text:span text:style-name="T27">a Buy Any Policy link</text:span></text:p>
        </text:list-item>
        <text:list-item>
          <text:p text:style-name="P102"><text:span text:style-name="T22">The user can </text:span><text:span text:style-name="T26">buy </text:span><text:span text:style-name="T27">new</text:span><text:span text:style-name="T26"> policy by clicking the link </text:span><text:span text:style-name="T27">or also by </text:span><text:span text:style-name="T22">clicking </text:span><text:span text:style-name="T26">Get New Policy link</text:span></text:p>
        </text:list-item>
      </text:list>
      <text:p text:style-name="P107"><text:span text:style-name="T22"/></text:p>
      <text:p text:style-name="P107"><text:span text:style-name="T22">Acceptance Criteria:</text:span></text:p>
      <text:list xml:id="list3685402123" text:style-name="L25">
        <text:list-item>
          <text:p text:style-name="P108"><text:span text:style-name="T22">There is a </text:span><text:span text:style-name="T27">Buy Any Policy</text:span><text:span text:style-name="T26"> link on the </text:span><text:span text:style-name="T27">policy details section</text:span></text:p>
        </text:list-item>
        <text:list-item>
          <text:p text:style-name="P108"><text:span text:style-name="T27">There is no existing policy details</text:span><text:span text:style-name="T22"> </text:span></text:p>
        </text:list-item>
        <text:list-item>
          <text:p text:style-name="P108"><text:soft-page-break/><text:span text:style-name="T22">After clicking </text:span><text:span text:style-name="T27">Buy Any Policy</text:span><text:span text:style-name="T26"> link takes us to the policy purchase page</text:span></text:p>
        </text:list-item>
      </text:list>
      <text:p text:style-name="P109"><text:span text:style-name="T22"/></text:p>
      <text:p text:style-name="P109"><text:span text:style-name="T22"/></text:p>
      <text:p text:style-name="P109"><text:span text:style-name="T22"/></text:p>
      <text:p text:style-name="P98"><text:span text:style-name="T22"/></text:p>
      <text:p text:style-name="P98"><text:span text:style-name="T22"/></text:p>
      <text:list xml:id="list124955172263422" text:continue-list="list2239870734" text:style-name="L22">
        <text:list-header>
          <text:p text:style-name="P97"><text:span text:style-name="T24"/></text:p>
        </text:list-header>
      </text:list>
      <text:p text:style-name="P57"><text:span text:style-name="T19"/></text:p>
      <text:p text:style-name="P57"><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07T02:06:00</meta:creation-date>
    <dc:date>2024-08-14T12:46:25.425000000</dc:date>
    <meta:editing-duration>PT1H9M50S</meta:editing-duration>
    <meta:editing-cycles>11</meta:editing-cycles>
    <meta:generator>Trio_Office/6.2.8.2$Windows_x86 LibreOffice_project/</meta:generator>
    <meta:initial-creator>Sushmidhar Reddy</meta:initial-creator>
    <meta:document-statistic meta:table-count="0" meta:image-count="0" meta:object-count="0" meta:page-count="7" meta:paragraph-count="173" meta:word-count="2186" meta:character-count="12189" meta:non-whitespace-character-count="10257"/>
  </office:meta>
</office:document-meta>
</file>